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h text:style-name="Titulo" text:outline-level="1">Santiago</text:h>
      <text:h text:style-name="Subtitulo" text:outline-level="2">Estudios</text:h>
      <text:p>Licenciatura en Ciencias de la Computación - UNLP</text:p>
      <text:p>Especialización en Inteligencia Artificial - FIUBA</text:p>
      <text:h text:style-name="Subtitulo" text:outline-level="2">Experiencia</text:h>
      <text:p>Consultor de IA</text:p>
      <text:p>Empresa Future AI</text:p>
      <text:h text:style-name="Subtitulo" text:outline-level="2">Habilidades</text:h>
      <text:p>SQL</text:p>
      <text:p>MongoDB</text:p>
      <text:p>PostgreSQL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>
    <style:style style:name="Titulo" style:family="paragraph" style:display-name="Titulo">
      <style:text-properties fo:font-size="24pt" fo:font-weight="bold"/>
    </style:style>
    <style:style style:name="Subtitulo" style:family="paragraph" style:display-name="Subtitulo">
      <style:text-properties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